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531</text:span></text:p>
            <text:p text:style-name="P1"><text:span text:style-name="T2">“</text:span><text:span text:style-name="T2">Hail, Thou Once Despised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892cm" svg:height="6.991cm" svg:x="1.524cm" svg:y="0.883cm">
          <draw:text-box>
            <text:p text:style-name="P1"><text:span text:style-name="T3">1.</text:span><text:span text:style-name="T4"> Hail, Thou once despisèd Jesus!</text:span><text:span text:style-name="T4"><text:line-break/></text:span><text:span text:style-name="T4">Hail, Thou Galilean King!</text:span><text:span text:style-name="T4"><text:line-break/></text:span><text:span text:style-name="T4">Thou didst suffer to release us;</text:span><text:span text:style-name="T4"><text:line-break/></text:span><text:span text:style-name="T4">Thou didst free salvation b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5.4cm" svg:height="6.991cm" svg:x="1.27cm" svg:y="0.508cm">
          <draw:text-box>
            <text:p text:style-name="P1"><text:span text:style-name="T4">Hail, Thou universal Savior,</text:span><text:span text:style-name="T4"><text:line-break/></text:span><text:span text:style-name="T4">Bearer of our sin and shame!</text:span><text:span text:style-name="T4"><text:line-break/></text:span><text:span text:style-name="T4">By Thy merit we find favor:</text:span><text:span text:style-name="T4"><text:line-break/></text:span><text:span text:style-name="T4">Life is given through Th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7" draw:layer="layout" svg:width="25.146cm" svg:height="6.991cm" svg:x="1.27cm" svg:y="0.762cm">
          <draw:text-box>
            <text:p text:style-name="P6"><text:span text:style-name="T5">2.</text:span><text:span text:style-name="T6"> Paschal Lamb, by God appointed,</text:span><text:span text:style-name="T6"><text:line-break/></text:span><text:span text:style-name="T6">All our sins on Thee were laid;</text:span><text:span text:style-name="T6"><text:line-break/></text:span><text:span text:style-name="T6">By almighty love anointed,</text:span><text:span text:style-name="T6"><text:line-break/></text:span><text:span text:style-name="T6">Thou hast full atonement ma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8" draw:layer="layout" svg:width="25.4cm" svg:height="6.991cm" svg:x="1.27cm" svg:y="0.883cm">
          <draw:text-box>
            <text:p text:style-name="P6"><text:span text:style-name="T6">All Thy people are forgiven</text:span><text:span text:style-name="T6"><text:line-break/></text:span><text:span text:style-name="T6">Through the virtue of Thy blood;</text:span><text:span text:style-name="T6"><text:line-break/></text:span><text:span text:style-name="T6">Opened is the gate of heaven,</text:span><text:span text:style-name="T6"><text:line-break/></text:span><text:span text:style-name="T6">Reconciled are we with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10" draw:layer="layout" svg:width="25.4cm" svg:height="6.991cm" svg:x="1.27cm" svg:y="0.762cm">
          <draw:text-box>
            <text:p text:style-name="P9"><text:span text:style-name="T5">3.</text:span><text:span text:style-name="T6"> Jesus, hail! Enthroned in glory,</text:span></text:p>
            <text:p text:style-name="P9"><text:span text:style-name="T6">There forever to abide;</text:span></text:p>
            <text:p text:style-name="P9"><text:span text:style-name="T6">All the heav’nly hosts adore Thee,</text:span></text:p>
            <text:p text:style-name="P9"><text:span text:style-name="T6">Seated at Thy Father’s 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11" draw:layer="layout" svg:width="24.892cm" svg:height="6.991cm" svg:x="1.505cm" svg:y="0.831cm">
          <draw:text-box>
            <text:p text:style-name="P9"><text:span text:style-name="T6">There for sinners Thou art pleading;</text:span></text:p>
            <text:p text:style-name="P9"><text:span text:style-name="T6">There Thou dost our place prepare,</text:span></text:p>
            <text:p text:style-name="P9"><text:span text:style-name="T6">Ever for us interceding</text:span></text:p>
            <text:p text:style-name="P9"><text:span text:style-name="T6">Till in glory we app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10" draw:layer="layout" svg:width="25.4cm" svg:height="6.991cm" svg:x="1.27cm" svg:y="0.508cm">
          <draw:text-box>
            <text:p text:style-name="P9"><text:span text:style-name="T5">4.</text:span><text:span text:style-name="T6"> Worship, honor, pow’r, and blessing</text:span></text:p>
            <text:p text:style-name="P9"><text:span text:style-name="T6">Thou art worthy to receive;</text:span></text:p>
            <text:p text:style-name="P9"><text:span text:style-name="T6">Highest praises, without ceasing,</text:span></text:p>
            <text:p text:style-name="P9"><text:span text:style-name="T6">Right it is for us to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4" draw:text-style-name="P13" draw:layer="layout" svg:width="25.4cm" svg:height="11.5cm" svg:x="1.27cm" svg:y="0.508cm">
          <draw:text-box>
            <text:p text:style-name="P9"><text:span text:style-name="T6">Help, ye bright angelic spirits,</text:span></text:p>
            <text:p text:style-name="P9"><text:span text:style-name="T6">All your noblest anthems raise;</text:span></text:p>
            <text:p text:style-name="P9"><text:span text:style-name="T6">Help to sing our Savior’s merits,</text:span></text:p>
            <text:p text:style-name="P9"><text:span text:style-name="T6">Help to chant Immanuel’s praise!</text:span></text:p>
            <text:p text:style-name="P12"><text:span text:style-name="T7"/></text:p>
            <text:p text:style-name="P12"><text:span text:style-name="T7"/></text:p>
            <text:p text:style-name="P12"><text:span text:style-name="T7"><text:s text:c="11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4:09:36.797000000</meta:creation-date>
    <dc:title>Hymn template</dc:title>
    <meta:editing-duration>PT15M37S</meta:editing-duration>
    <meta:editing-cycles>13</meta:editing-cycles>
    <meta:generator>LibreOffice/5.4.1.2$Windows_X86_64 LibreOffice_project/ea7cb86e6eeb2bf3a5af73a8f7777ac570321527</meta:generator>
    <meta:initial-creator>Arthur Hoch</meta:initial-creator>
    <dc:date>2017-10-04T16:18:11.750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06T14:09:33.614000000"/>
  </office:meta>
</office:document-meta>
</file>